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61in"/>
    </style:style>
    <style:style style:name="co6" style:family="table-column">
      <style:table-column-properties fo:break-before="auto" style:column-width="0.9854in"/>
    </style:style>
    <style:style style:name="co7" style:family="table-column">
      <style:table-column-properties fo:break-before="auto" style:column-width="1.5661in"/>
    </style:style>
    <style:style style:name="co8" style:family="table-column">
      <style:table-column-properties fo:break-before="auto" style:column-width="0.5319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0.6134in"/>
    </style:style>
    <style:style style:name="co12" style:family="table-column">
      <style:table-column-properties fo:break-before="auto" style:column-width="0.6673in"/>
    </style:style>
    <style:style style:name="co13" style:family="table-column">
      <style:table-column-properties fo:break-before="auto" style:column-width="0.9217in"/>
    </style:style>
    <style:style style:name="co14" style:family="table-column">
      <style:table-column-properties fo:break-before="auto" style:column-width="0.8764in"/>
    </style:style>
    <style:style style:name="co15" style:family="table-column">
      <style:table-column-properties fo:break-before="auto" style:column-width="0.6772in"/>
    </style:style>
    <style:style style:name="co16" style:family="table-column">
      <style:table-column-properties fo:break-before="auto" style:column-width="0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valid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learn_rat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cost_min</text:p>
          </table:table-cell>
          <table:table-cell table:style-name="ce1" office:value-type="string" calcext:value-type="string">
            <text:p>cost_max</text:p>
          </table:table-cell>
          <table:table-cell table:style-name="ce1" office:value-type="string" calcext:value-type="string">
            <text:p>cost_avg</text:p>
          </table:table-cell>
          <table:table-cell table:style-name="ce1" office:value-type="string" calcext:value-type="string">
            <text:p>y_min_avg</text:p>
          </table:table-cell>
          <table:table-cell table:style-name="ce1" office:value-type="string" calcext:value-type="string">
            <text:p>y_max_avg</text:p>
          </table:table-cell>
          <table:table-cell table:style-name="ce1" office:value-type="string" calcext:value-type="string">
            <text:p>y_mean_avg</text:p>
          </table:table-cell>
          <table:table-cell table:style-name="ce1" office:value-type="string" calcext:value-type="string">
            <text:p>epoch_tim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x_dim</text:p>
          </table:table-cell>
          <table:table-cell table:style-name="ce1" office:value-type="string" calcext:value-type="string">
            <text:p>hidden_dim</text:p>
          </table:table-cell>
          <table:table-cell table:style-name="ce1" office:value-type="string" calcext:value-type="string">
            <text:p>y_dim</text:p>
          </table:table-cell>
          <table:table-cell table:style-name="ce1" office:value-type="string" calcext:value-type="string">
            <text:p>w_spread</text:p>
          </table:table-cell>
          <table:table-cell table:style-name="ce1" office:value-type="string" calcext:value-type="string">
            <text:p>p_drop</text:p>
          </table:table-cell>
          <table:table-cell table:style-name="ce1" office:value-type="string" calcext:value-type="string">
            <text:p>init_rate</text:p>
          </table:table-cell>
          <table:table-cell table:style-name="ce1" office:value-type="string" calcext:value-type="string">
            <text:p>decay_after</text:p>
          </table:table-cell>
          <table:table-cell table:style-name="ce1" office:value-type="string" calcext:value-type="string">
            <text:p>decay_rate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updates</text:p>
          </table:table-cell>
          <table:table-cell table:style-name="ce1" office:value-type="string" calcext:value-type="string">
            <text:p>l1_reg</text:p>
          </table:table-cell>
          <table:table-cell table:style-name="ce1" office:value-type="string" calcext:value-type="string">
            <text:p>l2_reg</text:p>
          </table:table-cell>
          <table:table-cell table:style-name="ce1" table:number-columns-repeated="992"/>
        </table:table-row>
        <table:table-row table:style-name="ro1">
          <table:table-cell table:style-name="ce2" office:value-type="string" calcext:value-type="string">
            <text:p>ex02c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359" calcext:value-type="float">
            <text:p>359</text:p>
          </table:table-cell>
          <table:table-cell office:value-type="float" office:value="0.0000985" calcext:value-type="float">
            <text:p>9.85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61440122203" calcext:value-type="float">
            <text:p>0.614401222</text:p>
          </table:table-cell>
          <table:table-cell office:value-type="float" office:value="-0.146763409335" calcext:value-type="float">
            <text:p>-0.1467634093</text:p>
          </table:table-cell>
          <table:table-cell office:value-type="float" office:value="0.527320019806" calcext:value-type="float">
            <text:p>0.5273200198</text:p>
          </table:table-cell>
          <table:table-cell office:value-type="float" office:value="0.213791948896" calcext:value-type="float">
            <text:p>0.2137919489</text:p>
          </table:table-cell>
          <table:table-cell office:value-type="string" calcext:value-type="string">
            <text:p>316 sec</text:p>
          </table:table-cell>
          <table:table-cell office:value-type="string" calcext:value-type="string">
            <text:p>RNN_deep3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-10" calcext:value-type="float">
            <text:p>-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c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518" calcext:value-type="float">
            <text:p>518</text:p>
          </table:table-cell>
          <table:table-cell office:value-type="float" office:value="0.0000097" calcext:value-type="float">
            <text:p>9.70E-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02450291567" calcext:value-type="float">
            <text:p>0.6024502916</text:p>
          </table:table-cell>
          <table:table-cell office:value-type="float" office:value="-0.145223955282" calcext:value-type="float">
            <text:p>-0.1452239553</text:p>
          </table:table-cell>
          <table:table-cell office:value-type="float" office:value="0.521814531163" calcext:value-type="float">
            <text:p>0.5218145312</text:p>
          </table:table-cell>
          <table:table-cell office:value-type="float" office:value="0.201055157034" calcext:value-type="float">
            <text:p>0.201055157</text:p>
          </table:table-cell>
          <table:table-cell office:value-type="string" calcext:value-type="string">
            <text:p>329 sec</text:p>
          </table:table-cell>
          <table:table-cell office:value-type="string" calcext:value-type="string">
            <text:p>RNN_deep3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-10" calcext:value-type="float">
            <text:p>-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90" calcext:value-type="float">
            <text:p>90</text:p>
          </table:table-cell>
          <table:table-cell office:value-type="float" office:value="0.0000122" calcext:value-type="float">
            <text:p>1.22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.267" calcext:value-type="float">
            <text:p>1.267</text:p>
          </table:table-cell>
          <table:table-cell office:value-type="float" office:value="0.551948059112" calcext:value-type="float">
            <text:p>0.5519480591</text:p>
          </table:table-cell>
          <table:table-cell office:value-type="float" office:value="-0.0439009263365" calcext:value-type="float">
            <text:p>-0.0439009263</text:p>
          </table:table-cell>
          <table:table-cell office:value-type="float" office:value="0.323914897975" calcext:value-type="float">
            <text:p>0.323914898</text:p>
          </table:table-cell>
          <table:table-cell office:value-type="float" office:value="0.180275888539" calcext:value-type="float">
            <text:p>0.1802758885</text:p>
          </table:table-cell>
          <table:table-cell office:value-type="string" calcext:value-type="string">
            <text:p>4368.95 sec</text:p>
          </table:table-cell>
          <table:table-cell office:value-type="string" calcext:value-type="string">
            <text:p>RNN_deep3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150" calcext:value-type="float">
            <text:p>150</text:p>
          </table:table-cell>
          <table:table-cell office:value-type="float" office:value="0.0000122" calcext:value-type="float">
            <text:p>1.22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office:value-type="float" office:value="1.1621" calcext:value-type="float">
            <text:p>1.1621</text:p>
          </table:table-cell>
          <table:table-cell office:value-type="float" office:value="0.502592757965" calcext:value-type="float">
            <text:p>0.502592758</text:p>
          </table:table-cell>
          <table:table-cell office:value-type="float" office:value="-0.0765855973502" calcext:value-type="float">
            <text:p>-0.0765855974</text:p>
          </table:table-cell>
          <table:table-cell office:value-type="float" office:value="0.364879516921" calcext:value-type="float">
            <text:p>0.3648795169</text:p>
          </table:table-cell>
          <table:table-cell office:value-type="float" office:value="0.170469395787" calcext:value-type="float">
            <text:p>0.1704693958</text:p>
          </table:table-cell>
          <table:table-cell office:value-type="string" calcext:value-type="string">
            <text:p>3948.58 sec</text:p>
          </table:table-cell>
          <table:table-cell office:value-type="string" calcext:value-type="string">
            <text:p>RNN_deep3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200" calcext:value-type="float">
            <text:p>200</text:p>
          </table:table-cell>
          <table:table-cell office:value-type="float" office:value="0.0000109" calcext:value-type="float">
            <text:p>1.09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1.1576" calcext:value-type="float">
            <text:p>1.1576</text:p>
          </table:table-cell>
          <table:table-cell office:value-type="float" office:value="0.437963337892" calcext:value-type="float">
            <text:p>0.4379633379</text:p>
          </table:table-cell>
          <table:table-cell office:value-type="float" office:value="-0.0741679959163" calcext:value-type="float">
            <text:p>-0.0741679959</text:p>
          </table:table-cell>
          <table:table-cell office:value-type="float" office:value="0.368194126717" calcext:value-type="float">
            <text:p>0.3681941267</text:p>
          </table:table-cell>
          <table:table-cell office:value-type="float" office:value="0.11292821247" calcext:value-type="float">
            <text:p>0.1129282125</text:p>
          </table:table-cell>
          <table:table-cell office:value-type="string" calcext:value-type="string">
            <text:p>3956.74 sec</text:p>
          </table:table-cell>
          <table:table-cell office:value-type="string" calcext:value-type="string">
            <text:p>RNN_deep3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258" calcext:value-type="float">
            <text:p>258</text:p>
          </table:table-cell>
          <table:table-cell office:value-type="float" office:value="0.0000109" calcext:value-type="float">
            <text:p>1.09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office:value-type="float" office:value="1.1558" calcext:value-type="float">
            <text:p>1.1558</text:p>
          </table:table-cell>
          <table:table-cell office:value-type="float" office:value="0.397970279775" calcext:value-type="float">
            <text:p>0.3979702798</text:p>
          </table:table-cell>
          <table:table-cell office:value-type="float" office:value="-0.064789847186" calcext:value-type="float">
            <text:p>-0.0647898472</text:p>
          </table:table-cell>
          <table:table-cell office:value-type="float" office:value="0.351301059895" calcext:value-type="float">
            <text:p>0.3513010599</text:p>
          </table:table-cell>
          <table:table-cell office:value-type="float" office:value="0.0755742091805" calcext:value-type="float">
            <text:p>0.0755742092</text:p>
          </table:table-cell>
          <table:table-cell office:value-type="string" calcext:value-type="string">
            <text:p>3144.63 sec</text:p>
          </table:table-cell>
          <table:table-cell office:value-type="string" calcext:value-type="string">
            <text:p>RNN_deep3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x02e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615" calcext:value-type="float">
            <text:p>615</text:p>
          </table:table-cell>
          <table:table-cell office:value-type="float" office:value="0.000000302" calcext:value-type="float">
            <text:p>3.02E-007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22050096038" calcext:value-type="float">
            <text:p>0.2205009604</text:p>
          </table:table-cell>
          <table:table-cell office:value-type="float" office:value="-0.196471096217" calcext:value-type="float">
            <text:p>-0.1964710962</text:p>
          </table:table-cell>
          <table:table-cell office:value-type="float" office:value="0.567405809754" calcext:value-type="float">
            <text:p>0.5674058098</text:p>
          </table:table-cell>
          <table:table-cell office:value-type="float" office:value="0.0176184326271" calcext:value-type="float">
            <text:p>0.0176184326</text:p>
          </table:table-cell>
          <table:table-cell office:value-type="string" calcext:value-type="string">
            <text:p>414.87 sec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x02e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1400" calcext:value-type="float">
            <text:p>1400</text:p>
          </table:table-cell>
          <table:table-cell office:value-type="float" office:value="0.00000000436" calcext:value-type="float">
            <text:p>4.36E-009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96" calcext:value-type="float">
            <text:p>0.96</text:p>
          </table:table-cell>
          <table:table-cell table:style-name="ce1" office:value-type="float" office:value="0.971962616822" calcext:value-type="float">
            <text:p>0.9719626168</text:p>
          </table:table-cell>
          <table:table-cell office:value-type="float" office:value="0.02" calcext:value-type="float">
            <text:p>0.02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21124292066" calcext:value-type="float">
            <text:p>0.2112429207</text:p>
          </table:table-cell>
          <table:table-cell office:value-type="float" office:value="-0.192546286514" calcext:value-type="float">
            <text:p>-0.1925462865</text:p>
          </table:table-cell>
          <table:table-cell office:value-type="float" office:value="0.572728881447" calcext:value-type="float">
            <text:p>0.5727288814</text:p>
          </table:table-cell>
          <table:table-cell office:value-type="float" office:value="0.0175120779565" calcext:value-type="float">
            <text:p>0.017512078</text:p>
          </table:table-cell>
          <table:table-cell office:value-type="string" calcext:value-type="string">
            <text:p>333.05 sec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f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39" calcext:value-type="float">
            <text:p>39</text:p>
          </table:table-cell>
          <table:table-cell office:value-type="float" office:value="0.00001" calcext:value-type="float">
            <text:p>1.00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2825" calcext:value-type="float">
            <text:p>1.2825</text:p>
          </table:table-cell>
          <table:table-cell office:value-type="float" office:value="0.571405063324" calcext:value-type="float">
            <text:p>0.5714050633</text:p>
          </table:table-cell>
          <table:table-cell office:value-type="float" office:value="-0.0494664544942" calcext:value-type="float">
            <text:p>-0.0494664545</text:p>
          </table:table-cell>
          <table:table-cell office:value-type="float" office:value="0.343857042763" calcext:value-type="float">
            <text:p>0.3438570428</text:p>
          </table:table-cell>
          <table:table-cell office:value-type="float" office:value="0.201808784533" calcext:value-type="float">
            <text:p>0.2018087845</text:p>
          </table:table-cell>
          <table:table-cell office:value-type="string" calcext:value-type="string">
            <text:p>8977.14 sec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f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70" calcext:value-type="float">
            <text:p>70</text:p>
          </table:table-cell>
          <table:table-cell office:value-type="float" office:value="0.00000512" calcext:value-type="float">
            <text:p>5.12E-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office:value-type="float" office:value="1.2674" calcext:value-type="float">
            <text:p>1.2674</text:p>
          </table:table-cell>
          <table:table-cell office:value-type="float" office:value="0.537573450231" calcext:value-type="float">
            <text:p>0.5375734502</text:p>
          </table:table-cell>
          <table:table-cell office:value-type="float" office:value="-0.0612056361605" calcext:value-type="float">
            <text:p>-0.0612056362</text:p>
          </table:table-cell>
          <table:table-cell office:value-type="float" office:value="0.347860751074" calcext:value-type="float">
            <text:p>0.3478607511</text:p>
          </table:table-cell>
          <table:table-cell office:value-type="float" office:value="0.204541719592" calcext:value-type="float">
            <text:p>0.2045417196</text:p>
          </table:table-cell>
          <table:table-cell office:value-type="string" calcext:value-type="string">
            <text:p>8438.16 sec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f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28" calcext:value-type="float">
            <text:p>3.28E-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.2625" calcext:value-type="float">
            <text:p>1.2625</text:p>
          </table:table-cell>
          <table:table-cell office:value-type="float" office:value="0.52227436482" calcext:value-type="float">
            <text:p>0.5222743648</text:p>
          </table:table-cell>
          <table:table-cell office:value-type="float" office:value="-0.0729138961125" calcext:value-type="float">
            <text:p>-0.0729138961</text:p>
          </table:table-cell>
          <table:table-cell office:value-type="float" office:value="0.331676511104" calcext:value-type="float">
            <text:p>0.3316765111</text:p>
          </table:table-cell>
          <table:table-cell office:value-type="float" office:value="0.194331328269" calcext:value-type="float">
            <text:p>0.1943313283</text:p>
          </table:table-cell>
          <table:table-cell office:value-type="string" calcext:value-type="string">
            <text:p>9001.35 sec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f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120" calcext:value-type="float">
            <text:p>120</text:p>
          </table:table-cell>
          <table:table-cell office:value-type="float" office:value="0.0000021" calcext:value-type="float">
            <text:p>2.10E-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office:value-type="float" office:value="1.2704" calcext:value-type="float">
            <text:p>1.2704</text:p>
          </table:table-cell>
          <table:table-cell office:value-type="float" office:value="0.516347730204" calcext:value-type="float">
            <text:p>0.5163477302</text:p>
          </table:table-cell>
          <table:table-cell office:value-type="float" office:value="-0.0767218222178" calcext:value-type="float">
            <text:p>-0.0767218222</text:p>
          </table:table-cell>
          <table:table-cell office:value-type="float" office:value="0.337742403451" calcext:value-type="float">
            <text:p>0.3377424035</text:p>
          </table:table-cell>
          <table:table-cell office:value-type="float" office:value="0.202873018465" calcext:value-type="float">
            <text:p>0.2028730185</text:p>
          </table:table-cell>
          <table:table-cell office:value-type="string" calcext:value-type="string">
            <text:p>6774.91 sec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g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414" calcext:value-type="float">
            <text:p>414</text:p>
          </table:table-cell>
          <table:table-cell office:value-type="float" office:value="0.0000000436" calcext:value-type="float">
            <text:p>4.36E-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660912545044" calcext:value-type="float">
            <text:p>0.660912545</text:p>
          </table:table-cell>
          <table:table-cell office:value-type="float" office:value="-0.00627721934152" calcext:value-type="float">
            <text:p>-0.0062772193</text:p>
          </table:table-cell>
          <table:table-cell office:value-type="float" office:value="0.204652963183" calcext:value-type="float">
            <text:p>0.2046529632</text:p>
          </table:table-cell>
          <table:table-cell office:value-type="float" office:value="0.199335856905" calcext:value-type="float">
            <text:p>0.1993358569</text:p>
          </table:table-cell>
          <table:table-cell office:value-type="string" calcext:value-type="string">
            <text:p>394.04 sec</text:p>
          </table:table-cell>
          <table:table-cell office:value-type="string" calcext:value-type="string">
            <text:p>RNN_deep3_wide2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x02g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octonion</text:p>
          </table:table-cell>
          <table:table-cell office:value-type="float" office:value="587" calcext:value-type="float">
            <text:p>587</text:p>
          </table:table-cell>
          <table:table-cell office:value-type="float" office:value="0.00000000123" calcext:value-type="float">
            <text:p>1.23E-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660896319755" calcext:value-type="float">
            <text:p>0.6608963198</text:p>
          </table:table-cell>
          <table:table-cell office:value-type="float" office:value="-0.0057070512959" calcext:value-type="float">
            <text:p>-0.0057070513</text:p>
          </table:table-cell>
          <table:table-cell office:value-type="float" office:value="0.205352281468" calcext:value-type="float">
            <text:p>0.2053522815</text:p>
          </table:table-cell>
          <table:table-cell office:value-type="float" office:value="0.20001992074" calcext:value-type="float">
            <text:p>0.2000199207</text:p>
          </table:table-cell>
          <table:table-cell office:value-type="string" calcext:value-type="string">
            <text:p>398.84 sec</text:p>
          </table:table-cell>
          <table:table-cell office:value-type="string" calcext:value-type="string">
            <text:p>RNN_deep3_wide2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cluster-3</text:p>
          </table:table-cell>
          <table:table-cell office:value-type="float" office:value="40" calcext:value-type="float">
            <text:p>40</text:p>
          </table:table-cell>
          <table:table-cell office:value-type="float" office:value="0.0000512" calcext:value-type="float">
            <text:p>5.12E-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1.1899" calcext:value-type="float">
            <text:p>1.1899</text:p>
          </table:table-cell>
          <table:table-cell office:value-type="float" office:value="0.619949213868" calcext:value-type="float">
            <text:p>0.6199492139</text:p>
          </table:table-cell>
          <table:table-cell office:value-type="float" office:value="-0.0934268116773" calcext:value-type="float">
            <text:p>-0.0934268117</text:p>
          </table:table-cell>
          <table:table-cell office:value-type="float" office:value="0.341456625674" calcext:value-type="float">
            <text:p>0.3414566257</text:p>
          </table:table-cell>
          <table:table-cell office:value-type="float" office:value="0.197341424318" calcext:value-type="float">
            <text:p>0.1973414243</text:p>
          </table:table-cell>
          <table:table-cell office:value-type="string" calcext:value-type="string">
            <text:p>10211.44 sec</text:p>
          </table:table-cell>
          <table:table-cell office:value-type="string" calcext:value-type="string">
            <text:p>RNN_deep3_wide2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lpt-cluster-3</text:p>
          </table:table-cell>
          <table:table-cell office:value-type="float" office:value="90" calcext:value-type="float">
            <text:p>90</text:p>
          </table:table-cell>
          <table:table-cell office:value-type="float" office:value="0.0000168" calcext:value-type="float">
            <text:p>1.68E-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1.2611" calcext:value-type="float">
            <text:p>1.2611</text:p>
          </table:table-cell>
          <table:table-cell office:value-type="float" office:value="0.552478290038" calcext:value-type="float">
            <text:p>0.55247829</text:p>
          </table:table-cell>
          <table:table-cell office:value-type="float" office:value="-0.0556222212301" calcext:value-type="float">
            <text:p>-0.0556222212</text:p>
          </table:table-cell>
          <table:table-cell office:value-type="float" office:value="0.345995412977" calcext:value-type="float">
            <text:p>0.345995413</text:p>
          </table:table-cell>
          <table:table-cell office:value-type="float" office:value="0.208209777517" calcext:value-type="float">
            <text:p>0.2082097775</text:p>
          </table:table-cell>
          <table:table-cell office:value-type="string" calcext:value-type="string">
            <text:p>12938.64 sec</text:p>
          </table:table-cell>
          <table:table-cell office:value-type="string" calcext:value-type="string">
            <text:p>RNN_deep3_wide2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02i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94" calcext:value-type="float">
            <text:p>94</text:p>
          </table:table-cell>
          <table:table-cell office:value-type="float" office:value="0.0000225" calcext:value-type="float">
            <text:p>2.25E-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2" calcext:value-type="float">
            <text:p>0.1272</text:p>
          </table:table-cell>
          <table:table-cell office:value-type="float" office:value="1.0657" calcext:value-type="float">
            <text:p>1.0657</text:p>
          </table:table-cell>
          <table:table-cell office:value-type="float" office:value="0.724394863542" calcext:value-type="float">
            <text:p>0.7243948635</text:p>
          </table:table-cell>
          <table:table-cell office:value-type="float" office:value="-0.0135741971501" calcext:value-type="float">
            <text:p>-0.0135741972</text:p>
          </table:table-cell>
          <table:table-cell office:value-type="float" office:value="0.286220908919" calcext:value-type="float">
            <text:p>0.2862209089</text:p>
          </table:table-cell>
          <table:table-cell office:value-type="float" office:value="0.226543966858" calcext:value-type="float">
            <text:p>0.2265439669</text:p>
          </table:table-cell>
          <table:table-cell office:value-type="string" calcext:value-type="string">
            <text:p>576.24 sec</text:p>
          </table:table-cell>
          <table:table-cell office:value-type="string" calcext:value-type="string">
            <text:p>RNN_deep3_wide2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i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348" calcext:value-type="float">
            <text:p>3.48E-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635351113881" calcext:value-type="float">
            <text:p>0.6353511139</text:p>
          </table:table-cell>
          <table:table-cell office:value-type="float" office:value="-0.13391407914" calcext:value-type="float">
            <text:p>-0.1339140791</text:p>
          </table:table-cell>
          <table:table-cell office:value-type="float" office:value="0.36457559108" calcext:value-type="float">
            <text:p>0.3645755911</text:p>
          </table:table-cell>
          <table:table-cell office:value-type="float" office:value="0.191740424526" calcext:value-type="float">
            <text:p>0.1917404245</text:p>
          </table:table-cell>
          <table:table-cell office:value-type="string" calcext:value-type="string">
            <text:p>730.54 sec</text:p>
          </table:table-cell>
          <table:table-cell office:value-type="string" calcext:value-type="string">
            <text:p>RNN_deep3_wide2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i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364" calcext:value-type="float">
            <text:p>364</text:p>
          </table:table-cell>
          <table:table-cell office:value-type="float" office:value="0.0000000000276" calcext:value-type="float">
            <text:p>2.76E-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63584572869" calcext:value-type="float">
            <text:p>0.6358457287</text:p>
          </table:table-cell>
          <table:table-cell office:value-type="float" office:value="-0.124634744128" calcext:value-type="float">
            <text:p>-0.1246347441</text:p>
          </table:table-cell>
          <table:table-cell office:value-type="float" office:value="0.364016548931" calcext:value-type="float">
            <text:p>0.3640165489</text:p>
          </table:table-cell>
          <table:table-cell office:value-type="float" office:value="0.200205907414" calcext:value-type="float">
            <text:p>0.2002059074</text:p>
          </table:table-cell>
          <table:table-cell office:value-type="string" calcext:value-type="string">
            <text:p>564.78 sec</text:p>
          </table:table-cell>
          <table:table-cell office:value-type="string" calcext:value-type="string">
            <text:p>RNN_deep3_wide2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j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242" calcext:value-type="float">
            <text:p>2.42E-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891" calcext:value-type="float">
            <text:p>0.891</text:p>
          </table:table-cell>
          <table:table-cell office:value-type="float" office:value="0.668646709074" calcext:value-type="float">
            <text:p>0.6686467091</text:p>
          </table:table-cell>
          <table:table-cell office:value-type="float" office:value="-0.125971208456" calcext:value-type="float">
            <text:p>-0.1259712085</text:p>
          </table:table-cell>
          <table:table-cell office:value-type="float" office:value="0.353004760003" calcext:value-type="float">
            <text:p>0.35300476</text:p>
          </table:table-cell>
          <table:table-cell office:value-type="float" office:value="0.191105183167" calcext:value-type="float">
            <text:p>0.1911051832</text:p>
          </table:table-cell>
          <table:table-cell office:value-type="string" calcext:value-type="string">
            <text:p>711.45 sec</text:p>
          </table:table-cell>
          <table:table-cell office:value-type="string" calcext:value-type="string">
            <text:p>RNN_deep3_wide2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j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375" calcext:value-type="float">
            <text:p>375</text:p>
          </table:table-cell>
          <table:table-cell office:value-type="float" office:value="0.000000000123" calcext:value-type="float">
            <text:p>1.23E-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669549096611" calcext:value-type="float">
            <text:p>0.6695490966</text:p>
          </table:table-cell>
          <table:table-cell office:value-type="float" office:value="-0.127255991031" calcext:value-type="float">
            <text:p>-0.127255991</text:p>
          </table:table-cell>
          <table:table-cell office:value-type="float" office:value="0.347455800334" calcext:value-type="float">
            <text:p>0.3474558003</text:p>
          </table:table-cell>
          <table:table-cell office:value-type="float" office:value="0.187942195448" calcext:value-type="float">
            <text:p>0.1879421954</text:p>
          </table:table-cell>
          <table:table-cell office:value-type="string" calcext:value-type="string">
            <text:p>720.28 sec</text:p>
          </table:table-cell>
          <table:table-cell office:value-type="string" calcext:value-type="string">
            <text:p>RNN_deep3_wide2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kx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2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table:number-columns-repeated="2"/>
          <table:table-cell office:value-type="float" office:value="0.037" calcext:value-type="float">
            <text:p>0.037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number-columns-repeated="4"/>
          <table:table-cell office:value-type="string" calcext:value-type="string">
            <text:p>RNN_deep3_wide2_bi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l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50" calcext:value-type="float">
            <text:p>50</text:p>
          </table:table-cell>
          <table:table-cell office:value-type="float" office:value="0.00008" calcext:value-type="float">
            <text:p>8.00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1812362671" calcext:value-type="float">
            <text:p>0.6018123627</text:p>
          </table:table-cell>
          <table:table-cell office:value-type="float" office:value="0.793805599213" calcext:value-type="float">
            <text:p>0.7938055992</text:p>
          </table:table-cell>
          <table:table-cell office:value-type="float" office:value="0.697245883790753" calcext:value-type="float">
            <text:p>0.6972458838</text:p>
          </table:table-cell>
          <table:table-cell office:value-type="float" office:value="-0.16033351817463" calcext:value-type="float">
            <text:p>-0.1603335182</text:p>
          </table:table-cell>
          <table:table-cell office:value-type="float" office:value="0.56452936198138" calcext:value-type="float">
            <text:p>0.564529362</text:p>
          </table:table-cell>
          <table:table-cell office:value-type="float" office:value="0.287019438758681" calcext:value-type="float">
            <text:p>0.2870194388</text:p>
          </table:table-cell>
          <table:table-cell office:value-type="float" office:value="747.432311058044" calcext:value-type="float">
            <text:p>747.432311058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l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107" calcext:value-type="float">
            <text:p>107</text:p>
          </table:table-cell>
          <table:table-cell office:value-type="float" office:value="0.0000512" calcext:value-type="float">
            <text:p>5.12E-005</text:p>
          </table:table-cell>
          <table:table-cell office:value-type="float" office:value="0.00961538461538462" calcext:value-type="float">
            <text:p>0.0096153846</text:p>
          </table:table-cell>
          <table:table-cell office:value-type="float" office:value="0.00613496932515337" calcext:value-type="float">
            <text:p>0.0061349693</text:p>
          </table:table-cell>
          <table:table-cell office:value-type="float" office:value="0.00749063670411985" calcext:value-type="float">
            <text:p>0.0074906367</text:p>
          </table:table-cell>
          <table:table-cell office:value-type="float" office:value="0.589737415314" calcext:value-type="float">
            <text:p>0.5897374153</text:p>
          </table:table-cell>
          <table:table-cell office:value-type="float" office:value="0.779312968254" calcext:value-type="float">
            <text:p>0.7793129683</text:p>
          </table:table-cell>
          <table:table-cell office:value-type="float" office:value="0.668771350685554" calcext:value-type="float">
            <text:p>0.6687713507</text:p>
          </table:table-cell>
          <table:table-cell office:value-type="float" office:value="-0.194712093736552" calcext:value-type="float">
            <text:p>-0.1947120937</text:p>
          </table:table-cell>
          <table:table-cell office:value-type="float" office:value="0.562141435433038" calcext:value-type="float">
            <text:p>0.5621414354</text:p>
          </table:table-cell>
          <table:table-cell office:value-type="float" office:value="0.245901189084294" calcext:value-type="float">
            <text:p>0.2459011891</text:p>
          </table:table-cell>
          <table:table-cell office:value-type="float" office:value="752.870007038116" calcext:value-type="float">
            <text:p>752.8700070381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l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154" calcext:value-type="float">
            <text:p>154</text:p>
          </table:table-cell>
          <table:table-cell office:value-type="float" office:value="0.000032768" calcext:value-type="float">
            <text:p>3.28E-005</text:p>
          </table:table-cell>
          <table:table-cell office:value-type="float" office:value="0.0253623188405797" calcext:value-type="float">
            <text:p>0.0253623188</text:p>
          </table:table-cell>
          <table:table-cell office:value-type="float" office:value="0.0143149284253579" calcext:value-type="float">
            <text:p>0.0143149284</text:p>
          </table:table-cell>
          <table:table-cell office:value-type="float" office:value="0.0183006535947712" calcext:value-type="float">
            <text:p>0.0183006536</text:p>
          </table:table-cell>
          <table:table-cell office:value-type="float" office:value="0.569613575935" calcext:value-type="float">
            <text:p>0.5696135759</text:p>
          </table:table-cell>
          <table:table-cell office:value-type="float" office:value="0.733173847198" calcext:value-type="float">
            <text:p>0.7331738472</text:p>
          </table:table-cell>
          <table:table-cell office:value-type="float" office:value="0.634758611268635" calcext:value-type="float">
            <text:p>0.6347586113</text:p>
          </table:table-cell>
          <table:table-cell office:value-type="float" office:value="-0.242868289351463" calcext:value-type="float">
            <text:p>-0.2428682894</text:p>
          </table:table-cell>
          <table:table-cell office:value-type="float" office:value="0.558311340552342" calcext:value-type="float">
            <text:p>0.5583113406</text:p>
          </table:table-cell>
          <table:table-cell office:value-type="float" office:value="0.212500292666351" calcext:value-type="float">
            <text:p>0.2125002927</text:p>
          </table:table-cell>
          <table:table-cell office:value-type="float" office:value="750.040846824646" calcext:value-type="float">
            <text:p>750.0408468246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l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219" calcext:value-type="float">
            <text:p>219</text:p>
          </table:table-cell>
          <table:table-cell office:value-type="float" office:value="0.0000134217728" calcext:value-type="float">
            <text:p>1.34E-005</text:p>
          </table:table-cell>
          <table:table-cell office:value-type="float" office:value="0.0612903225806452" calcext:value-type="float">
            <text:p>0.0612903226</text:p>
          </table:table-cell>
          <table:table-cell office:value-type="float" office:value="0.0388548057259714" calcext:value-type="float">
            <text:p>0.0388548057</text:p>
          </table:table-cell>
          <table:table-cell office:value-type="float" office:value="0.0475594493116395" calcext:value-type="float">
            <text:p>0.0475594493</text:p>
          </table:table-cell>
          <table:table-cell office:value-type="float" office:value="0.555149078369" calcext:value-type="float">
            <text:p>0.5551490784</text:p>
          </table:table-cell>
          <table:table-cell office:value-type="float" office:value="0.691870868206" calcext:value-type="float">
            <text:p>0.6918708682</text:p>
          </table:table-cell>
          <table:table-cell office:value-type="float" office:value="0.608983735494976" calcext:value-type="float">
            <text:p>0.6089837355</text:p>
          </table:table-cell>
          <table:table-cell office:value-type="float" office:value="-0.294760029149961" calcext:value-type="float">
            <text:p>-0.2947600291</text:p>
          </table:table-cell>
          <table:table-cell office:value-type="float" office:value="0.557809341180174" calcext:value-type="float">
            <text:p>0.5578093412</text:p>
          </table:table-cell>
          <table:table-cell office:value-type="float" office:value="0.188015150118478" calcext:value-type="float">
            <text:p>0.1880151501</text:p>
          </table:table-cell>
          <table:table-cell office:value-type="float" office:value="754.381435871124" calcext:value-type="float">
            <text:p>754.3814358711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l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358" calcext:value-type="float">
            <text:p>358</text:p>
          </table:table-cell>
          <table:table-cell office:value-type="float" office:value="0.000004398046511104" calcext:value-type="float">
            <text:p>4.40E-006</text:p>
          </table:table-cell>
          <table:table-cell office:value-type="float" office:value="0.0762463343108504" calcext:value-type="float">
            <text:p>0.0762463343</text:p>
          </table:table-cell>
          <table:table-cell office:value-type="float" office:value="0.0531697341513293" calcext:value-type="float">
            <text:p>0.0531697342</text:p>
          </table:table-cell>
          <table:table-cell table:style-name="ce1" office:value-type="float" office:value="0.0626506024096386" calcext:value-type="float">
            <text:p>0.0626506024</text:p>
          </table:table-cell>
          <table:table-cell office:value-type="float" office:value="0.541441202164" calcext:value-type="float">
            <text:p>0.5414412022</text:p>
          </table:table-cell>
          <table:table-cell office:value-type="float" office:value="0.648122429848" calcext:value-type="float">
            <text:p>0.6481224298</text:p>
          </table:table-cell>
          <table:table-cell office:value-type="float" office:value="0.589702542824081" calcext:value-type="float">
            <text:p>0.5897025428</text:p>
          </table:table-cell>
          <table:table-cell office:value-type="float" office:value="-0.340093935215021" calcext:value-type="float">
            <text:p>-0.3400939352</text:p>
          </table:table-cell>
          <table:table-cell office:value-type="float" office:value="0.553109422891955" calcext:value-type="float">
            <text:p>0.5531094229</text:p>
          </table:table-cell>
          <table:table-cell office:value-type="float" office:value="0.162334501554694" calcext:value-type="float">
            <text:p>0.1623345016</text:p>
          </table:table-cell>
          <table:table-cell office:value-type="float" office:value="747.155556917191" calcext:value-type="float">
            <text:p>747.1555569172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l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450" calcext:value-type="float">
            <text:p>450</text:p>
          </table:table-cell>
          <table:table-cell office:value-type="float" office:value="0.00000144115188075856" calcext:value-type="float">
            <text:p>1.44E-006</text:p>
          </table:table-cell>
          <table:table-cell office:value-type="float" office:value="0.031496062992126" calcext:value-type="float">
            <text:p>0.031496063</text:p>
          </table:table-cell>
          <table:table-cell office:value-type="float" office:value="0.0245398773006135" calcext:value-type="float">
            <text:p>0.0245398773</text:p>
          </table:table-cell>
          <table:table-cell office:value-type="float" office:value="0.0275862068965517" calcext:value-type="float">
            <text:p>0.0275862069</text:p>
          </table:table-cell>
          <table:table-cell office:value-type="float" office:value="0.539641141891" calcext:value-type="float">
            <text:p>0.5396411419</text:p>
          </table:table-cell>
          <table:table-cell office:value-type="float" office:value="0.636915683746" calcext:value-type="float">
            <text:p>0.6369156837</text:p>
          </table:table-cell>
          <table:table-cell office:value-type="float" office:value="0.584485305261008" calcext:value-type="float">
            <text:p>0.5844853053</text:p>
          </table:table-cell>
          <table:table-cell office:value-type="float" office:value="-0.351265502692778" calcext:value-type="float">
            <text:p>-0.3512655027</text:p>
          </table:table-cell>
          <table:table-cell office:value-type="float" office:value="0.548655123650273" calcext:value-type="float">
            <text:p>0.5486551237</text:p>
          </table:table-cell>
          <table:table-cell office:value-type="float" office:value="0.155181888821004" calcext:value-type="float">
            <text:p>0.1551818888</text:p>
          </table:table-cell>
          <table:table-cell office:value-type="float" office:value="749.930187940598" calcext:value-type="float">
            <text:p>749.9301879406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m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7134275436" calcext:value-type="float">
            <text:p>0.6771342754</text:p>
          </table:table-cell>
          <table:table-cell office:value-type="float" office:value="0.870158731937" calcext:value-type="float">
            <text:p>0.8701587319</text:p>
          </table:table-cell>
          <table:table-cell office:value-type="float" office:value="0.753148067601119" calcext:value-type="float">
            <text:p>0.7531480676</text:p>
          </table:table-cell>
          <table:table-cell office:value-type="float" office:value="-0.18066392763506" calcext:value-type="float">
            <text:p>-0.1806639276</text:p>
          </table:table-cell>
          <table:table-cell office:value-type="float" office:value="0.586061956761759" calcext:value-type="float">
            <text:p>0.5860619568</text:p>
          </table:table-cell>
          <table:table-cell office:value-type="float" office:value="0.298980884159668" calcext:value-type="float">
            <text:p>0.2989808842</text:p>
          </table:table-cell>
          <table:table-cell office:value-type="float" office:value="1173.21900391579" calcext:value-type="float">
            <text:p>1173.2190039158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m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8" calcext:value-type="float">
            <text:p>8.00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7354333401" calcext:value-type="float">
            <text:p>0.6173543334</text:p>
          </table:table-cell>
          <table:table-cell office:value-type="float" office:value="0.835618376732" calcext:value-type="float">
            <text:p>0.8356183767</text:p>
          </table:table-cell>
          <table:table-cell office:value-type="float" office:value="0.722361465798149" calcext:value-type="float">
            <text:p>0.7223614658</text:p>
          </table:table-cell>
          <table:table-cell office:value-type="float" office:value="-0.185650159852414" calcext:value-type="float">
            <text:p>-0.1856501599</text:p>
          </table:table-cell>
          <table:table-cell office:value-type="float" office:value="0.5737531683113" calcext:value-type="float">
            <text:p>0.5737531683</text:p>
          </table:table-cell>
          <table:table-cell office:value-type="float" office:value="0.286375712556175" calcext:value-type="float">
            <text:p>0.2863757126</text:p>
          </table:table-cell>
          <table:table-cell office:value-type="float" office:value="1167.63178896904" calcext:value-type="float">
            <text:p>1167.631788969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m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151" calcext:value-type="float">
            <text:p>151</text:p>
          </table:table-cell>
          <table:table-cell office:value-type="float" office:value="0.00004096" calcext:value-type="float">
            <text:p>4.10E-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08997955010225" calcext:value-type="float">
            <text:p>0.0040899796</text:p>
          </table:table-cell>
          <table:table-cell office:value-type="float" office:value="0.00651465798045603" calcext:value-type="float">
            <text:p>0.006514658</text:p>
          </table:table-cell>
          <table:table-cell office:value-type="float" office:value="0.571517288685" calcext:value-type="float">
            <text:p>0.5715172887</text:p>
          </table:table-cell>
          <table:table-cell office:value-type="float" office:value="0.821063280106" calcext:value-type="float">
            <text:p>0.8210632801</text:p>
          </table:table-cell>
          <table:table-cell office:value-type="float" office:value="0.703661722472951" calcext:value-type="float">
            <text:p>0.7036617225</text:p>
          </table:table-cell>
          <table:table-cell office:value-type="float" office:value="-0.203810095692737" calcext:value-type="float">
            <text:p>-0.2038100957</text:p>
          </table:table-cell>
          <table:table-cell office:value-type="float" office:value="0.571685476393639" calcext:value-type="float">
            <text:p>0.5716854764</text:p>
          </table:table-cell>
          <table:table-cell office:value-type="float" office:value="0.27560984729966" calcext:value-type="float">
            <text:p>0.2756098473</text:p>
          </table:table-cell>
          <table:table-cell office:value-type="float" office:value="1166.42016196251" calcext:value-type="float">
            <text:p>1166.4201619625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m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232" calcext:value-type="float">
            <text:p>232</text:p>
          </table:table-cell>
          <table:table-cell office:value-type="float" office:value="0.00000858993459200001" calcext:value-type="float">
            <text:p>8.59E-006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00613496932515337" calcext:value-type="float">
            <text:p>0.0061349693</text:p>
          </table:table-cell>
          <table:table-cell table:style-name="ce1" office:value-type="float" office:value="0.0105820105820106" calcext:value-type="float">
            <text:p>0.0105820106</text:p>
          </table:table-cell>
          <table:table-cell office:value-type="float" office:value="0.57360970974" calcext:value-type="float">
            <text:p>0.5736097097</text:p>
          </table:table-cell>
          <table:table-cell office:value-type="float" office:value="0.821288645267" calcext:value-type="float">
            <text:p>0.8212886453</text:p>
          </table:table-cell>
          <table:table-cell office:value-type="float" office:value="0.684082315692419" calcext:value-type="float">
            <text:p>0.6840823157</text:p>
          </table:table-cell>
          <table:table-cell office:value-type="float" office:value="-0.214684486955027" calcext:value-type="float">
            <text:p>-0.214684487</text:p>
          </table:table-cell>
          <table:table-cell office:value-type="float" office:value="0.555915532610084" calcext:value-type="float">
            <text:p>0.5559155326</text:p>
          </table:table-cell>
          <table:table-cell office:value-type="float" office:value="0.257867435111275" calcext:value-type="float">
            <text:p>0.2578674351</text:p>
          </table:table-cell>
          <table:table-cell office:value-type="float" office:value="1165.91606616974" calcext:value-type="float">
            <text:p>1165.9160661697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m</text:p>
          </table:table-cell>
          <table:table-cell table:number-columns-repeated="2" office:value-type="string" calcext:value-type="string">
            <text:p>dev</text:p>
          </table:table-cell>
          <table:table-cell office:value-type="string" calcext:value-type="string">
            <text:p>lpt-cluster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922337203685479" calcext:value-type="float">
            <text:p>9.22E-007</text:p>
          </table:table-cell>
          <table:table-cell office:value-type="float" office:value="0.0227272727272727" calcext:value-type="float">
            <text:p>0.0227272727</text:p>
          </table:table-cell>
          <table:table-cell office:value-type="float" office:value="0.00408997955010225" calcext:value-type="float">
            <text:p>0.0040899796</text:p>
          </table:table-cell>
          <table:table-cell office:value-type="float" office:value="0.00693240901213172" calcext:value-type="float">
            <text:p>0.006932409</text:p>
          </table:table-cell>
          <table:table-cell office:value-type="float" office:value="0.614127516747" calcext:value-type="float">
            <text:p>0.6141275167</text:p>
          </table:table-cell>
          <table:table-cell office:value-type="float" office:value="0.80457007885" calcext:value-type="float">
            <text:p>0.8045700789</text:p>
          </table:table-cell>
          <table:table-cell office:value-type="float" office:value="0.67809058820145" calcext:value-type="float">
            <text:p>0.6780905882</text:p>
          </table:table-cell>
          <table:table-cell office:value-type="float" office:value="-0.220890347433241" calcext:value-type="float">
            <text:p>-0.2208903474</text:p>
          </table:table-cell>
          <table:table-cell office:value-type="float" office:value="0.56302157648002" calcext:value-type="float">
            <text:p>0.5630215765</text:p>
          </table:table-cell>
          <table:table-cell office:value-type="float" office:value="0.258573985552486" calcext:value-type="float">
            <text:p>0.2585739856</text:p>
          </table:table-cell>
          <table:table-cell office:value-type="float" office:value="1168.42194485664" calcext:value-type="float">
            <text:p>1168.4219448566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n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cluster-3</text:p>
          </table:table-cell>
          <table:table-cell office:value-type="float" office:value="50" calcext:value-type="float">
            <text:p>50</text:p>
          </table:table-cell>
          <table:table-cell office:value-type="float" office:value="0.000064" calcext:value-type="float">
            <text:p>6.40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730659008" calcext:value-type="float">
            <text:p>0.6173065901</text:p>
          </table:table-cell>
          <table:table-cell office:value-type="float" office:value="0.769727051258" calcext:value-type="float">
            <text:p>0.7697270513</text:p>
          </table:table-cell>
          <table:table-cell office:value-type="float" office:value="0.695242076570338" calcext:value-type="float">
            <text:p>0.6952420766</text:p>
          </table:table-cell>
          <table:table-cell office:value-type="float" office:value="-0.183652789755301" calcext:value-type="float">
            <text:p>-0.1836527898</text:p>
          </table:table-cell>
          <table:table-cell office:value-type="float" office:value="0.548238546198065" calcext:value-type="float">
            <text:p>0.5482385462</text:p>
          </table:table-cell>
          <table:table-cell office:value-type="float" office:value="0.282222945581783" calcext:value-type="float">
            <text:p>0.2822229456</text:p>
          </table:table-cell>
          <table:table-cell office:value-type="float" office:value="485.032007932663" calcext:value-type="float">
            <text:p>485.0320079327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n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cluster-3</text:p>
          </table:table-cell>
          <table:table-cell office:value-type="float" office:value="100" calcext:value-type="float">
            <text:p>100</text:p>
          </table:table-cell>
          <table:table-cell office:value-type="float" office:value="0.000032768" calcext:value-type="float">
            <text:p>3.28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6534936428" calcext:value-type="float">
            <text:p>0.5665349364</text:p>
          </table:table-cell>
          <table:table-cell office:value-type="float" office:value="0.736318647861" calcext:value-type="float">
            <text:p>0.7363186479</text:p>
          </table:table-cell>
          <table:table-cell office:value-type="float" office:value="0.643124178322879" calcext:value-type="float">
            <text:p>0.6431241783</text:p>
          </table:table-cell>
          <table:table-cell office:value-type="float" office:value="-0.221219194748185" calcext:value-type="float">
            <text:p>-0.2212191947</text:p>
          </table:table-cell>
          <table:table-cell office:value-type="float" office:value="0.559288154406981" calcext:value-type="float">
            <text:p>0.5592881544</text:p>
          </table:table-cell>
          <table:table-cell office:value-type="float" office:value="0.221864587068558" calcext:value-type="float">
            <text:p>0.2218645871</text:p>
          </table:table-cell>
          <table:table-cell office:value-type="float" office:value="485.04199385643" calcext:value-type="float">
            <text:p>485.0419938564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n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cluster-3</text:p>
          </table:table-cell>
          <table:table-cell office:value-type="float" office:value="150" calcext:value-type="float">
            <text:p>150</text:p>
          </table:table-cell>
          <table:table-cell office:value-type="float" office:value="0.000016777216" calcext:value-type="float">
            <text:p>1.68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9621989727" calcext:value-type="float">
            <text:p>0.5596219897</text:p>
          </table:table-cell>
          <table:table-cell office:value-type="float" office:value="0.698280990124" calcext:value-type="float">
            <text:p>0.6982809901</text:p>
          </table:table-cell>
          <table:table-cell office:value-type="float" office:value="0.619941903244365" calcext:value-type="float">
            <text:p>0.6199419032</text:p>
          </table:table-cell>
          <table:table-cell office:value-type="float" office:value="-0.252152748812329" calcext:value-type="float">
            <text:p>-0.2521527488</text:p>
          </table:table-cell>
          <table:table-cell office:value-type="float" office:value="0.546201907504689" calcext:value-type="float">
            <text:p>0.5462019075</text:p>
          </table:table-cell>
          <table:table-cell office:value-type="float" office:value="0.194200344790112" calcext:value-type="float">
            <text:p>0.1942003448</text:p>
          </table:table-cell>
          <table:table-cell office:value-type="float" office:value="485.786401987076" calcext:value-type="float">
            <text:p>485.7864019871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n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cluster-3</text:p>
          </table:table-cell>
          <table:table-cell office:value-type="float" office:value="200" calcext:value-type="float">
            <text:p>200</text:p>
          </table:table-cell>
          <table:table-cell office:value-type="float" office:value="0.00001073741824" calcext:value-type="float">
            <text:p>1.07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6785166264" calcext:value-type="float">
            <text:p>0.5567851663</text:p>
          </table:table-cell>
          <table:table-cell office:value-type="float" office:value="0.668711543083" calcext:value-type="float">
            <text:p>0.6687115431</text:p>
          </table:table-cell>
          <table:table-cell office:value-type="float" office:value="0.60339390039444" calcext:value-type="float">
            <text:p>0.6033939004</text:p>
          </table:table-cell>
          <table:table-cell office:value-type="float" office:value="-0.275928854942322" calcext:value-type="float">
            <text:p>-0.2759288549</text:p>
          </table:table-cell>
          <table:table-cell office:value-type="float" office:value="0.544925592704253" calcext:value-type="float">
            <text:p>0.5449255927</text:p>
          </table:table-cell>
          <table:table-cell office:value-type="float" office:value="0.180237334560264" calcext:value-type="float">
            <text:p>0.1802373346</text:p>
          </table:table-cell>
          <table:table-cell office:value-type="float" office:value="484.027965068817" calcext:value-type="float">
            <text:p>484.0279650688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n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cluster-3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590295810358707" calcext:value-type="float">
            <text:p>5.90E-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3479681015" calcext:value-type="float">
            <text:p>0.543479681</text:p>
          </table:table-cell>
          <table:table-cell office:value-type="float" office:value="0.64131051302" calcext:value-type="float">
            <text:p>0.641310513</text:p>
          </table:table-cell>
          <table:table-cell office:value-type="float" office:value="0.582942675460469" calcext:value-type="float">
            <text:p>0.5829426755</text:p>
          </table:table-cell>
          <table:table-cell office:value-type="float" office:value="-0.306005064194853" calcext:value-type="float">
            <text:p>-0.3060050642</text:p>
          </table:table-cell>
          <table:table-cell office:value-type="float" office:value="0.543229499188336" calcext:value-type="float">
            <text:p>0.5432294992</text:p>
          </table:table-cell>
          <table:table-cell office:value-type="float" office:value="0.154963059452447" calcext:value-type="float">
            <text:p>0.1549630595</text:p>
          </table:table-cell>
          <table:table-cell office:value-type="float" office:value="483.51905298233" calcext:value-type="float">
            <text:p>483.5190529823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o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octonion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8" calcext:value-type="float">
            <text:p>0.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6410710216" calcext:value-type="float">
            <text:p>0.1864107102</text:p>
          </table:table-cell>
          <table:table-cell office:value-type="float" office:value="1.00409197807" calcext:value-type="float">
            <text:p>1.0040919781</text:p>
          </table:table-cell>
          <table:table-cell office:value-type="float" office:value="0.584548882191831" calcext:value-type="float">
            <text:p>0.5845488822</text:p>
          </table:table-cell>
          <table:table-cell office:value-type="float" office:value="-0.189471673423594" calcext:value-type="float">
            <text:p>-0.1894716734</text:p>
          </table:table-cell>
          <table:table-cell office:value-type="float" office:value="0.472513979131525" calcext:value-type="float">
            <text:p>0.4725139791</text:p>
          </table:table-cell>
          <table:table-cell office:value-type="float" office:value="0.155309052735736" calcext:value-type="float">
            <text:p>0.1553090527</text:p>
          </table:table-cell>
          <table:table-cell office:value-type="float" office:value="15.9695971012115" calcext:value-type="float">
            <text:p>15.9695971012</text:p>
          </table:table-cell>
          <table:table-cell office:value-type="string" calcext:value-type="string">
            <text:p>RNN_deep5_bi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o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octonion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000512" calcext:value-type="float">
            <text:p>0.000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1520569623" calcext:value-type="float">
            <text:p>0.045152057</text:p>
          </table:table-cell>
          <table:table-cell office:value-type="float" office:value="0.700320363045" calcext:value-type="float">
            <text:p>0.700320363</text:p>
          </table:table-cell>
          <table:table-cell office:value-type="float" office:value="0.421454229409044" calcext:value-type="float">
            <text:p>0.4214542294</text:p>
          </table:table-cell>
          <table:table-cell office:value-type="float" office:value="-0.0886395012790507" calcext:value-type="float">
            <text:p>-0.0886395013</text:p>
          </table:table-cell>
          <table:table-cell office:value-type="float" office:value="0.388197341239588" calcext:value-type="float">
            <text:p>0.3881973412</text:p>
          </table:table-cell>
          <table:table-cell office:value-type="float" office:value="0.0667479460041663" calcext:value-type="float">
            <text:p>0.066747946</text:p>
          </table:table-cell>
          <table:table-cell office:value-type="float" office:value="15.0776901245117" calcext:value-type="float">
            <text:p>15.0776901245</text:p>
          </table:table-cell>
          <table:table-cell office:value-type="string" calcext:value-type="string">
            <text:p>RNN_deep5_bi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o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octonion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0.000262144" calcext:value-type="float">
            <text:p>0.00026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7972526029" calcext:value-type="float">
            <text:p>0.0147972526</text:p>
          </table:table-cell>
          <table:table-cell office:value-type="float" office:value="0.567301571369" calcext:value-type="float">
            <text:p>0.5673015714</text:p>
          </table:table-cell>
          <table:table-cell office:value-type="float" office:value="0.379364880750125" calcext:value-type="float">
            <text:p>0.3793648808</text:p>
          </table:table-cell>
          <table:table-cell office:value-type="float" office:value="-0.106579200576314" calcext:value-type="float">
            <text:p>-0.1065792006</text:p>
          </table:table-cell>
          <table:table-cell office:value-type="float" office:value="0.382111917182126" calcext:value-type="float">
            <text:p>0.3821119172</text:p>
          </table:table-cell>
          <table:table-cell office:value-type="float" office:value="0.0403133858156666" calcext:value-type="float">
            <text:p>0.0403133858</text:p>
          </table:table-cell>
          <table:table-cell office:value-type="float" office:value="16.0061018466949" calcext:value-type="float">
            <text:p>16.0061018467</text:p>
          </table:table-cell>
          <table:table-cell office:value-type="string" calcext:value-type="string">
            <text:p>RNN_deep5_bi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o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octonion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0.0001073741824" calcext:value-type="float">
            <text:p>0.0001073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3661116809" calcext:value-type="float">
            <text:p>0.0099366112</text:p>
          </table:table-cell>
          <table:table-cell office:value-type="float" office:value="0.55932199955" calcext:value-type="float">
            <text:p>0.5593219996</text:p>
          </table:table-cell>
          <table:table-cell office:value-type="float" office:value="0.370905492420901" calcext:value-type="float">
            <text:p>0.3709054924</text:p>
          </table:table-cell>
          <table:table-cell office:value-type="float" office:value="-0.112500862726434" calcext:value-type="float">
            <text:p>-0.1125008627</text:p>
          </table:table-cell>
          <table:table-cell office:value-type="float" office:value="0.388211334852332" calcext:value-type="float">
            <text:p>0.3882113349</text:p>
          </table:table-cell>
          <table:table-cell office:value-type="float" office:value="0.03178608099168" calcext:value-type="float">
            <text:p>0.031786081</text:p>
          </table:table-cell>
          <table:table-cell office:value-type="float" office:value="17.3060948848724" calcext:value-type="float">
            <text:p>17.3060948849</text:p>
          </table:table-cell>
          <table:table-cell office:value-type="string" calcext:value-type="string">
            <text:p>RNN_deep5_bi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o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octonion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22337203685479" calcext:value-type="float">
            <text:p>9.22E-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189268634" calcext:value-type="float">
            <text:p>0.0123189269</text:p>
          </table:table-cell>
          <table:table-cell office:value-type="float" office:value="0.558015346527" calcext:value-type="float">
            <text:p>0.5580153465</text:p>
          </table:table-cell>
          <table:table-cell office:value-type="float" office:value="0.310247633386065" calcext:value-type="float">
            <text:p>0.3102476334</text:p>
          </table:table-cell>
          <table:table-cell office:value-type="float" office:value="-0.178530106083913" calcext:value-type="float">
            <text:p>-0.1785301061</text:p>
          </table:table-cell>
          <table:table-cell office:value-type="float" office:value="0.483758046816696" calcext:value-type="float">
            <text:p>0.4837580468</text:p>
          </table:table-cell>
          <table:table-cell office:value-type="float" office:value="0.0210241119308524" calcext:value-type="float">
            <text:p>0.0210241119</text:p>
          </table:table-cell>
          <table:table-cell office:value-type="float" office:value="17.5258989334106" calcext:value-type="float">
            <text:p>17.5258989334</text:p>
          </table:table-cell>
          <table:table-cell office:value-type="string" calcext:value-type="string">
            <text:p>RNN_deep5_bi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o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octonion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66153499473115" calcext:value-type="float">
            <text:p>1.66E-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0729852244" calcext:value-type="float">
            <text:p>0.0130729852</text:p>
          </table:table-cell>
          <table:table-cell office:value-type="float" office:value="0.557287096977" calcext:value-type="float">
            <text:p>0.557287097</text:p>
          </table:table-cell>
          <table:table-cell office:value-type="float" office:value="0.291493045420132" calcext:value-type="float">
            <text:p>0.2914930454</text:p>
          </table:table-cell>
          <table:table-cell office:value-type="float" office:value="-0.198302834447135" calcext:value-type="float">
            <text:p>-0.1983028344</text:p>
          </table:table-cell>
          <table:table-cell office:value-type="float" office:value="0.508732113360681" calcext:value-type="float">
            <text:p>0.5087321134</text:p>
          </table:table-cell>
          <table:table-cell office:value-type="float" office:value="0.0196934319463749" calcext:value-type="float">
            <text:p>0.0196934319</text:p>
          </table:table-cell>
          <table:table-cell office:value-type="float" office:value="18.1281881332397" calcext:value-type="float">
            <text:p>18.1281881332</text:p>
          </table:table-cell>
          <table:table-cell office:value-type="string" calcext:value-type="string">
            <text:p>RNN_deep5_bi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p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octonion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512" calcext:value-type="float">
            <text:p>0.0005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913132906" calcext:value-type="float">
            <text:p>0.2679131329</text:p>
          </table:table-cell>
          <table:table-cell office:value-type="float" office:value="1.06183815002" calcext:value-type="float">
            <text:p>1.06183815</text:p>
          </table:table-cell>
          <table:table-cell office:value-type="float" office:value="0.652164858579636" calcext:value-type="float">
            <text:p>0.6521648586</text:p>
          </table:table-cell>
          <table:table-cell office:value-type="float" office:value="-0.0898369566960768" calcext:value-type="float">
            <text:p>-0.0898369567</text:p>
          </table:table-cell>
          <table:table-cell office:value-type="float" office:value="0.334558124975725" calcext:value-type="float">
            <text:p>0.334558125</text:p>
          </table:table-cell>
          <table:table-cell office:value-type="float" office:value="0.181710949281908" calcext:value-type="float">
            <text:p>0.1817109493</text:p>
          </table:table-cell>
          <table:table-cell office:value-type="float" office:value="314.581809997559" calcext:value-type="float">
            <text:p>314.5818099976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p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octonion</text:p>
          </table:table-cell>
          <table:table-cell office:value-type="float" office:value="100" calcext:value-type="float">
            <text:p>100</text:p>
          </table:table-cell>
          <table:table-cell office:value-type="float" office:value="0.0000687194767360001" calcext:value-type="float">
            <text:p>6.87E-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4438043386" calcext:value-type="float">
            <text:p>0.0304438043</text:p>
          </table:table-cell>
          <table:table-cell office:value-type="float" office:value="1.17176175117" calcext:value-type="float">
            <text:p>1.1717617512</text:p>
          </table:table-cell>
          <table:table-cell office:value-type="float" office:value="0.668640215322375" calcext:value-type="float">
            <text:p>0.6686402153</text:p>
          </table:table-cell>
          <table:table-cell office:value-type="float" office:value="0.0272967716509646" calcext:value-type="float">
            <text:p>0.0272967717</text:p>
          </table:table-cell>
          <table:table-cell office:value-type="float" office:value="0.233001300828023" calcext:value-type="float">
            <text:p>0.2330013008</text:p>
          </table:table-cell>
          <table:table-cell office:value-type="float" office:value="0.203609316643666" calcext:value-type="float">
            <text:p>0.2036093166</text:p>
          </table:table-cell>
          <table:table-cell office:value-type="float" office:value="305.158004045486" calcext:value-type="float">
            <text:p>305.1580040455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p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octonion</text:p>
          </table:table-cell>
          <table:table-cell office:value-type="float" office:value="150" calcext:value-type="float">
            <text:p>150</text:p>
          </table:table-cell>
          <table:table-cell office:value-type="float" office:value="0.00000737869762948383" calcext:value-type="float">
            <text:p>7.38E-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095960826" calcext:value-type="float">
            <text:p>0.0177095961</text:p>
          </table:table-cell>
          <table:table-cell office:value-type="float" office:value="1.09525167942" calcext:value-type="float">
            <text:p>1.0952516794</text:p>
          </table:table-cell>
          <table:table-cell office:value-type="float" office:value="0.651106041771445" calcext:value-type="float">
            <text:p>0.6511060418</text:p>
          </table:table-cell>
          <table:table-cell office:value-type="float" office:value="0.0109564550559629" calcext:value-type="float">
            <text:p>0.0109564551</text:p>
          </table:table-cell>
          <table:table-cell office:value-type="float" office:value="0.209695856916634" calcext:value-type="float">
            <text:p>0.2096958569</text:p>
          </table:table-cell>
          <table:table-cell office:value-type="float" office:value="0.193532739909874" calcext:value-type="float">
            <text:p>0.1935327399</text:p>
          </table:table-cell>
          <table:table-cell office:value-type="float" office:value="300.94659280777" calcext:value-type="float">
            <text:p>300.9465928078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p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octonion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792281625142645" calcext:value-type="float">
            <text:p>7.92E-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362682596" calcext:value-type="float">
            <text:p>0.0122362683</text:p>
          </table:table-cell>
          <table:table-cell office:value-type="float" office:value="1.08812499046" calcext:value-type="float">
            <text:p>1.0881249905</text:p>
          </table:table-cell>
          <table:table-cell office:value-type="float" office:value="0.65185889237645" calcext:value-type="float">
            <text:p>0.6518588924</text:p>
          </table:table-cell>
          <table:table-cell office:value-type="float" office:value="0.00191367128863931" calcext:value-type="float">
            <text:p>0.0019136713</text:p>
          </table:table-cell>
          <table:table-cell office:value-type="float" office:value="0.206807365945794" calcext:value-type="float">
            <text:p>0.2068073659</text:p>
          </table:table-cell>
          <table:table-cell office:value-type="float" office:value="0.18780514317226" calcext:value-type="float">
            <text:p>0.1878051432</text:p>
          </table:table-cell>
          <table:table-cell office:value-type="float" office:value="241.411699056625" calcext:value-type="float">
            <text:p>241.4116990566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02p</text:p>
          </table:table-cell>
          <table:table-cell office:value-type="string" calcext:value-type="string">
            <text:p>dev-70</text:p>
          </table:table-cell>
          <table:table-cell office:value-type="string" calcext:value-type="string">
            <text:p>dev-30</text:p>
          </table:table-cell>
          <table:table-cell office:value-type="string" calcext:value-type="string">
            <text:p>lpt-octonion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913438523331817" calcext:value-type="float">
            <text:p>9.13E-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284912124" calcext:value-type="float">
            <text:p>0.0114284912</text:p>
          </table:table-cell>
          <table:table-cell office:value-type="float" office:value="1.08701443672" calcext:value-type="float">
            <text:p>1.0870144367</text:p>
          </table:table-cell>
          <table:table-cell office:value-type="float" office:value="0.651339380866425" calcext:value-type="float">
            <text:p>0.6513393809</text:p>
          </table:table-cell>
          <table:table-cell office:value-type="float" office:value="-0.00147149998440661" calcext:value-type="float">
            <text:p>-0.0014715</text:p>
          </table:table-cell>
          <table:table-cell office:value-type="float" office:value="0.206295703249899" calcext:value-type="float">
            <text:p>0.2062957032</text:p>
          </table:table-cell>
          <table:table-cell office:value-type="float" office:value="0.186733973741701" calcext:value-type="float">
            <text:p>0.1867339737</text:p>
          </table:table-cell>
          <table:table-cell office:value-type="float" office:value="302.426162004471" calcext:value-type="float">
            <text:p>302.4261620045</text:p>
          </table:table-cell>
          <table:table-cell office:value-type="string" calcext:value-type="string">
            <text:p>RNN_deep5_bi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4:11:40.956975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53:46.682623320</meta:creation-date>
    <meta:generator>LibreOffice/4.3.3.2$Linux_X86_64 LibreOffice_project/430m0$Build-2</meta:generator>
    <dc:date>2015-05-26T14:19:57.296859428</dc:date>
    <meta:editing-duration>PT1H48M47S</meta:editing-duration>
    <meta:editing-cycles>9</meta:editing-cycles>
    <meta:document-statistic meta:table-count="1" meta:cell-count="1442" meta:object-count="0"/>
  </office:meta>
</office:document-meta>
</file>